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.setTechStocks( int techSt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Bonds( int b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TBi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B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Fun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( String fund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ccount.get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ccount.getFore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TBills( int tBi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( int index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ccount.getTechSt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VolatileHigh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Account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ount.rint(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VolatileHighYield( int volatileHigh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Foreign( int fore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Index( String f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NumberOfF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